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Calibri" fo:font-size="10pt" style:font-name-asian="Calibri1" style:font-size-asian="10pt" style:font-name-complex="Calibri1" style:font-size-complex="10pt"/>
    </style:style>
    <style:style style:name="P3" style:family="paragraph" style:parent-style-name="Standard">
      <style:paragraph-properties fo:margin-left="0.25in" fo:margin-right="0in" fo:line-height="100%" fo:orphans="0" fo:widows="0" fo:text-indent="0in" style:auto-text-indent="false"/>
      <style:text-properties style:font-name="Georgia" fo:font-size="8pt" style:font-name-asian="Georgia1" style:font-size-asian="8pt" style:font-name-complex="Georgia1" style:font-size-complex="8pt"/>
    </style:style>
    <style:style style:name="P4" style:family="paragraph" style:parent-style-name="Standard">
      <style:paragraph-properties fo:margin-left="0.25in" fo:margin-right="0in" fo:line-height="100%" fo:orphans="0" fo:widows="0" fo:text-indent="0in" style:auto-text-indent="false"/>
    </style:style>
    <style:style style:name="P5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Verdana" fo:font-weight="bold" style:font-name-asian="Verdana1" style:font-weight-asian="bold" style:font-name-complex="Verdana1"/>
    </style:style>
    <style:style style:name="T2" style:family="text">
      <style:text-properties style:font-name="Verdana" style:font-name-asian="Verdana1" style:font-name-complex="Verdana1"/>
    </style:style>
    <style:style style:name="T3" style:family="text">
      <style:text-properties style:font-name="Verdana" style:text-underline-style="solid" style:text-underline-width="auto" style:text-underline-color="font-color" style:font-name-asian="Verdana1" style:font-name-complex="Verdana1"/>
    </style:style>
    <style:style style:name="T4" style:family="text">
      <style:text-properties style:font-name="Calibri" fo:font-weight="bold" style:font-name-asian="Calibri1" style:font-weight-asian="bold" style:font-name-complex="Calibri1"/>
    </style:style>
    <style:style style:name="T5" style:family="text">
      <style:text-properties style:font-name="Calibri" fo:font-size="10pt" style:font-name-asian="Calibri1" style:font-size-asian="10pt" style:font-name-complex="Calibri1" style:font-size-complex="10pt"/>
    </style:style>
    <style:style style:name="T6" style:family="text">
      <style:text-properties style:font-name="Georgia" fo:font-size="8pt" style:font-name-asian="Georgia1" style:font-size-asian="8pt" style:font-name-complex="Georgia1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<text:s/></text:span></text:p>
      <text:p text:style-name="P1"><text:span text:style-name="T4">[NAME OF ORGANIZATION]</text:span></text:p>
      <text:p text:style-name="P1"><text:span text:style-name="T4">PODCAST GUEST RELEASE FORM</text:span></text:p>
      <text:p text:style-name="Standard"><text:span text:style-name="T2"><text:s/></text:span></text:p>
      <text:p text:style-name="Standard"><text:span text:style-name="T5">GUEST: ________________________________________________ (hereinafter “Guest”) <text:line-break/></text:span></text:p>
      <text:p text:style-name="Standard"><text:span text:style-name="T5">ADDRESS: __________________________________________ <text:line-break/></text:span></text:p>
      <text:p text:style-name="Standard"><text:span text:style-name="T5">PHONE: ______________________________________________________ <text:line-break/></text:span></text:p>
      <text:p text:style-name="P2"/>
      <text:p text:style-name="Standard"><text:span text:style-name="T5">The above named Guest does hereby consent to the recording and distribution of reproduction(s) of the Guest's voice and performance as part of the media program entitled “[Name of Podcast Show]” (herein referred to as the "Program"). This is to confirm that the undersigned has agreed to be interviewed or otherwise participate in the Program, a production of the [Name of Organization].</text:span></text:p>
      <text:p text:style-name="P2"/>
      <text:p text:style-name="Standard"><text:span text:style-name="T5">As a condition of publication/broadcast and for no monetary compensation, [Name of Organization] requests the non-exclusive worldwide rights to reproduce, distribute, and sell your oral and/or video presentation, in whole or in part, in any media, as part of this Program published under the auspices of [Name of Organization] and to license these rights to others, in perpetuity. [Name of Organization] shall have the right to edit and/or transcribe your presentation.</text:span></text:p>
      <text:p text:style-name="P2"/>
      <text:p text:style-name="Standard"><text:span text:style-name="T5">You also grant [Name of Organization] the right to use your name, biography and likeness in connection with the Program.</text:span></text:p>
      <text:p text:style-name="P2"/>
      <text:p text:style-name="Standard"><text:span text:style-name="T5">You warrant that your presentation is original with you, that publication/broadcast will not infringe on the rights of others, and that you have full power to grant this license. Should your presentation/broadcast incorporate copyrighted materials of others, you warrant that you have obtained such permission from those parties for publication/broadcast by [Name of Organization], consistent with this Agreement.</text:span></text:p>
      <text:p text:style-name="P2"/>
      <text:p text:style-name="Standard"><text:span text:style-name="T5">If the foregoing terms are satisfactory, please sign and date this agreement below and return it to the Program coordinator. Execution of this Agreement does not obligate [Name of Organization] to publish your presentation or other materials. </text:span></text:p>
      <text:p text:style-name="P2"/>
      <text:p text:style-name="Standard"><text:span text:style-name="T5">I hereby consent to the use of my oral and/or video presentation as described and agree with the provisions of this release form:</text:span></text:p>
      <text:p text:style-name="Standard"><text:span text:style-name="T5"><text:line-break/></text:span></text:p>
      <text:p text:style-name="Standard"><text:span text:style-name="T5">____________________________________________ <text:s text:c="5"/><text:tab/><text:tab/><text:tab/>__________________</text:span></text:p>
      <text:p text:style-name="Standard"><text:span text:style-name="T5">Guest’s Signature<text:tab/><text:tab/><text:tab/><text:tab/><text:tab/><text:tab/><text:tab/><text:tab/>Date<text:line-break/><text:line-break/></text:span></text:p>
      <text:p text:style-name="Standard"><text:span text:style-name="T5"><text:s/>____________________________________________ <text:tab/><text:tab/><text:tab/>__________________</text:span></text:p>
      <text:p text:style-name="Standard"><text:span text:style-name="T5">[Name of Organization]<text:tab/><text:tab/> <text:tab/><text:tab/><text:tab/><text:tab/><text:tab/>Date</text:span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.25in" fo:margin-right="0in" fo:line-height="100%" fo:orphans="0" fo:widows="0" fo:text-indent="0in" style:auto-text-indent="false"/>
      <style:text-properties style:font-name="Georgia" fo:font-size="8pt" style:font-name-asian="Georgia1" style:font-size-asian="8pt" style:font-name-complex="Georgia1" style:font-size-complex="8pt"/>
    </style:style>
    <style:style style:name="MP2" style:family="paragraph" style:parent-style-name="Standard">
      <style:paragraph-properties fo:margin-left="0.25in" fo:margin-right="0in" fo:line-height="100%" fo:orphans="0" fo:widows="0" fo:text-indent="0in" style:auto-text-indent="false"/>
    </style:style>
    <style:style style:name="MT1" style:family="text">
      <style:text-properties style:font-name="Georgia" fo:font-size="8pt" style:font-name-asian="Georgia1" style:font-size-asian="8pt" style:font-name-complex="Georgia1" style:font-size-complex="8pt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><text:span text:style-name="MT1">[Organization logo image</text:span></text:p>
        <text:p text:style-name="MP2"><text:span text:style-name="MT1">Organization Name</text:span></text:p>
        <text:p text:style-name="MP2"><text:span text:style-name="MT1">Address</text:span></text:p>
        <text:p text:style-name="MP2"><text:span text:style-name="MT1">Phone number</text:span></text:p>
        <text:p text:style-name="MP2"><text:span text:style-name="MT1">Email Address]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3" meta:word-count="307" meta:character-count="2285" meta:non-whitespace-character-count="1959"/>
    <meta:generator>LibreOfficeDev/6.0.5.2$Linux_X86_64 LibreOffice_project/</meta:generator>
  </office:meta>
</office:document-meta>
</file>